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50pt"/>
    </style:style>
    <style:style style:name="P2" style:family="paragraph"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3" style:family="paragraph">
      <style:text-properties fo:font-size="4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0pt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6.416cm" svg:height="2.228cm" svg:x="0.762cm" svg:y="0.762cm">
          <draw:text-box>
            <text:p text:style-name="P1"><text:span text:style-name="T1">Imaginary Numbers</text:span></text:p>
          </draw:text-box>
        </draw:frame>
        <draw:frame draw:style-name="gr1" draw:text-style-name="P4" draw:layer="layout" svg:width="26.67cm" svg:height="11.304cm" svg:x="0.508cm" svg:y="3.556cm">
          <draw:text-box>
            <text:p text:style-name="P3"><text:span text:style-name="T2">One great fun is python supports imaginary numbers. Although it doesn't accept square root of negative numbers. It uses the character 'j' to represent the imaginary part.</text:span></text:p>
            <text:p text:style-name="P3"><text:span text:style-name="T2">&gt;&gt;&gt;print (5j+2)*(2j+1)</text:span></text:p>
            <text:p text:style-name="P3"><text:span text:style-name="T2">(-8+9j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6.416cm" svg:height="2.228cm" svg:x="0.762cm" svg:y="0.762cm">
          <draw:text-box>
            <text:p text:style-name="P1"><text:span text:style-name="T1">Imaginary Numbers</text:span></text:p>
          </draw:text-box>
        </draw:frame>
        <draw:frame draw:style-name="gr1" draw:text-style-name="P4" draw:layer="layout" svg:width="26.67cm" svg:height="16.041cm" svg:x="0.508cm" svg:y="3.556cm">
          <draw:text-box>
            <text:p text:style-name="P3"><text:span text:style-name="T2">Another fun is if there is no imaginary portion, it will print 0j.</text:span></text:p>
            <text:p text:style-name="P3"><text:span text:style-name="T2">&gt;&gt;&gt;print 2j*6j</text:span></text:p>
            <text:p text:style-name="P3"><text:span text:style-name="T2">(-12+0j)</text:span></text:p>
            <text:p text:style-name="P3"><text:span text:style-name="T2">&gt;&gt;&gt;print 6j/2j</text:span></text:p>
            <text:p text:style-name="P3"><text:span text:style-name="T2">(3+0j)</text:span></text:p>
            <text:p text:style-name="P3"><text:span text:style-name="T2">&gt;&gt;&gt;print 6j/5j</text:span></text:p>
            <text:p text:style-name="P3"><text:span text:style-name="T2">(1.2+0j)</text:span></text:p>
            <text:p text:style-name="P3"><text:span text:style-name="T2">&gt;&gt;&gt;print 3.2j*-6.1j</text:span></text:p>
            <text:p text:style-name="P3"><text:span text:style-name="T2">(19.52+0j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6.416cm" svg:height="2.228cm" svg:x="0.762cm" svg:y="0.762cm">
          <draw:text-box>
            <text:p text:style-name="P1"><text:span text:style-name="T1">Imaginary Numbers</text:span></text:p>
          </draw:text-box>
        </draw:frame>
        <draw:frame draw:style-name="gr1" draw:text-style-name="P4" draw:layer="layout" svg:width="26.67cm" svg:height="12.883cm" svg:x="0.508cm" svg:y="3.556cm">
          <draw:text-box>
            <text:p text:style-name="P3"><text:span text:style-name="T2">Another fun is if there is no imaginary portion, it will print 0j.</text:span></text:p>
            <text:p text:style-name="P3"><text:span text:style-name="T2">&gt;&gt;&gt;print 2j+6j</text:span></text:p>
            <text:p text:style-name="P3"><text:span text:style-name="T2">8j</text:span></text:p>
            <text:p text:style-name="P3"><text:span text:style-name="T2">&gt;&gt;&gt;print 6j-14j</text:span></text:p>
            <text:p text:style-name="P3"><text:span text:style-name="T2">-8j</text:span></text:p>
            <text:p text:style-name="P3"><text:span text:style-name="T2">&gt;&gt;&gt;print 6j</text:span></text:p>
            <text:p text:style-name="P3"><text:span text:style-name="T2">6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6.416cm" svg:height="2.228cm" svg:x="0.762cm" svg:y="0.762cm">
          <draw:text-box>
            <text:p text:style-name="P1"><text:span text:style-name="T1">Imaginary Numbers</text:span></text:p>
          </draw:text-box>
        </draw:frame>
        <draw:frame draw:style-name="gr1" draw:text-style-name="P4" draw:layer="layout" svg:width="26.67cm" svg:height="6.567cm" svg:x="0.508cm" svg:y="3.556cm">
          <draw:text-box>
            <text:p text:style-name="P3"><text:span text:style-name="T2">[When multiplying or dividing it always puts the output within a bracket but when subtracting or adding, it doesn't.]</text:span></text:p>
            <text:p text:style-name="P3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6.416cm" svg:height="2.228cm" svg:x="0.762cm" svg:y="0.762cm">
          <draw:text-box>
            <text:p text:style-name="P1"><text:span text:style-name="T1">Imaginary Numbers</text:span></text:p>
          </draw:text-box>
        </draw:frame>
        <draw:frame draw:style-name="gr1" draw:text-style-name="P4" draw:layer="layout" svg:width="26.67cm" svg:height="12.883cm" svg:x="0.508cm" svg:y="3.556cm">
          <draw:text-box>
            <text:p text:style-name="P3"><text:span text:style-name="T2">It never accepts a single 'j'.</text:span></text:p>
            <text:p text:style-name="P3"><text:span text:style-name="T2">&gt;&gt;&gt;print j</text:span></text:p>
            <text:p text:style-name="P3"><text:span text:style-name="T2">Traceback (most recent call last):</text:span></text:p>
            <text:p text:style-name="P3"><text:span text:style-name="T2"><text:s text:c="2"/></text:span><text:span text:style-name="T2">File "&lt;stdin&gt;", line 1, in &lt;module&gt;</text:span></text:p>
            <text:p text:style-name="P3"><text:span text:style-name="T2">NameError: name 'j' is not defined</text:span></text:p>
            <text:p text:style-name="P3"><text:span text:style-name="T2"/></text:p>
            <text:p text:style-name="P3"><text:span text:style-name="T2">So, what you have to do is type '1j' instead of 'j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0:53:15.277797252</meta:creation-date>
    <dc:date>2015-10-13T11:43:48.633770742</dc:date>
    <meta:editing-duration>PT47M52S</meta:editing-duration>
    <meta:editing-cycles>16</meta:editing-cycles>
    <meta:generator>LibreOffice/4.2.7.2$Linux_X86_64 LibreOffice_project/420m0$Build-2</meta:generator>
    <meta:document-statistic meta:object-count="41"/>
  </office:meta>
</office:document-meta>
</file>